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5.31283333333333cm"/>
    </style:style>
    <style:style style:name="co2" style:family="table-column">
      <style:table-column-properties fo:break-before="auto" style:column-width="10.350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Maintenance Cycle Code</text:p>
          </table:table-cell>
          <table:table-cell office:value-type="string" table:style-name="ce2">
            <text:p>Maintenance Cycle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Sharpening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Polishing</text:p>
          </table:table-cell>
          <table:table-cell table:number-columns-repeated="16382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7T07:25:54Z</meta:creation-date>
    <dc:date>2020-04-29T12:07:33Z</dc:date>
    <meta:user-defined meta:name="WorkbookGuid">9cd7e245-21b6-41ef-94ae-3a882c1b25fd</meta:user-defined>
    <meta:user-defined meta:name="ConnectionInfosStorage">WorkbookXmlParts</meta:user-defined>
  </office:meta>
</office:document-meta>
</file>